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e14" officeooo:paragraph-rsid="00183e14"/>
    </style:style>
    <style:style style:name="T1" style:family="text">
      <style:text-properties officeooo:rsid="00183e14"/>
    </style:style>
    <style:style style:name="T2" style:family="text">
      <style:text-properties style:text-position="super 58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</text:p>
      <text:p text:style-name="P1"><text:tab/>Build a polynomial time decider</text:p>
      <text:p text:style-name="P1"><text:tab/>Suppose G=(V,E) where V are a set of vertices and E are a set of edges.</text:p>
      <text:p text:style-name="P1"><text:tab/>M = on input&lt;G&gt;</text:p>
      <text:p text:style-name="P1"><text:tab/>O(|V|<text:span text:style-name="T2">3</text:span>) → finding triples <draw:frame draw:style-name="fr1" draw:name="Object1" text:anchor-type="as-char" svg:y="-0.1484in" svg:width="0.75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<text:tab/><draw:frame draw:style-name="fr1" draw:name="Object2" text:anchor-type="as-char" svg:y="-0.2374in" svg:width="4.4516in" svg:height="0.4161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3e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 Harry</text:span></text:p>
        <text:p text:style-name="Header"><text:tab/><text:tab/><text:span text:style-name="MT1">John Lambrecht</text:span></text:p>
        <text:p text:style-name="Header"><text:tab/><text:tab/><text:span text:style-name="MT1">Justing Keeling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7:56:52.220629765</meta:creation-date>
    <dc:date>2019-03-31T18:15:44.394507256</dc:date>
    <meta:editing-duration>PT8M32S</meta:editing-duration>
    <meta:editing-cycles>1</meta:editing-cycles>
    <meta:document-statistic meta:table-count="0" meta:image-count="0" meta:object-count="2" meta:page-count="1" meta:paragraph-count="9" meta:word-count="36" meta:character-count="196" meta:non-whitespace-character-count="155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i>a</mi>
      <mi>,</mi>
      <mi>b</mi>
      <mi>,</mi>
      <mrow>
        <mi>c</mi>
        <mo stretchy="false">∈</mo>
        <mi>V</mi>
      </mrow>
    </mrow>
    <annotation encoding="StarMath 5.0">a,b,c in V </annotation>
  </semantics>
</math>
</file>

<file path=Object 2/content.xml><?xml version="1.0" encoding="utf-8"?>
<math xmlns="http://www.w3.org/1998/Math/MathML" display="block">
  <semantics>
    <mtable>
      <mtr>
        <mtd>
          <mrow>
            <mtext>O( |E| )</mtext>
            <mo stretchy="false">→</mo>
            <mi mathvariant="italic">If</mi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i>c</mi>
                </mrow>
              </mrow>
              <mo fence="true" stretchy="false">)</mo>
            </mrow>
            <mi>,</mi>
            <mrow>
              <mrow>
                <mo fence="true" stretchy="false">(</mo>
                <mrow>
                  <mrow>
                    <mi>a</mi>
                    <mi>,</mi>
                    <mi>c</mi>
                  </mrow>
                </mrow>
                <mo fence="true" stretchy="false">)</mo>
              </mrow>
              <mo stretchy="false">∈</mo>
              <mi>E</mi>
            </mrow>
            <mi>,</mi>
            <mi mathvariant="italic">accept</mi>
            <mi>.</mi>
            <mi mathvariant="italic">Otherwise</mi>
            <mi>,</mi>
            <mi mathvariant="italic">reject</mi>
          </mrow>
        </mtd>
      </mtr>
      <mtr>
        <mtd>
          <mrow>
            <mtext>Therefor, M is a decider for 3-CLIQUE and runs in </mtext>
            <msup>
              <mtext>O(|V|</mtext>
              <mn>3</mn>
            </msup>
            <mrow>
              <mtext>|E|)</mtext>
              <mo stretchy="false">∈</mo>
              <mi>P</mi>
            </mrow>
          </mrow>
        </mtd>
      </mtr>
    </mtable>
    <annotation encoding="StarMath 5.0">"O( |E| )" rightarrow If ( a,b ), ( b,c),  (a,c)  in E, accept.  Otherwise, reject
newline
"Therefor, M is a decider for 3-CLIQUE and runs in " "O(|V|"^{3}"|E|)"in P
</annotation>
  </semantics>
</math>
</file>